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3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502cm" fo:line-height="93%" fo:text-align="start" fo:text-indent="0cm" style:punctuation-wrap="simple" style:line-break="strict" loext:tab-stop-distance="0cm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" style:family="paragraph">
      <style:paragraph-properties fo:margin-left="0cm" fo:margin-right="0cm" fo:line-height="93%" fo:text-align="start" fo:text-indent="0cm" style:punctuation-wrap="simple" style:line-break="strict" loext:tab-stop-distance="0cm" style:writing-mode="lr-tb">
        <style:tab-stops>
          <style:tab-stop style:position="1.115cm"/>
          <style:tab-stop style:position="1.406cm"/>
          <style:tab-stop style:position="2.654cm"/>
          <style:tab-stop style:position="3.902cm"/>
          <style:tab-stop style:position="5.15cm"/>
          <style:tab-stop style:position="6.398cm"/>
          <style:tab-stop style:position="7.646cm"/>
          <style:tab-stop style:position="8.894cm"/>
          <style:tab-stop style:position="10.142cm"/>
          <style:tab-stop style:position="11.39cm"/>
          <style:tab-stop style:position="12.638cm"/>
          <style:tab-stop style:position="13.886cm"/>
          <style:tab-stop style:position="15.134cm"/>
          <style:tab-stop style:position="16.382cm"/>
          <style:tab-stop style:position="17.63cm"/>
          <style:tab-stop style:position="18.878cm"/>
          <style:tab-stop style:position="20.125cm"/>
          <style:tab-stop style:position="21.373cm"/>
          <style:tab-stop style:position="22.621cm"/>
          <style:tab-stop style:position="23.869cm"/>
          <style:tab-stop style:position="25.117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7" style:family="text">
      <style:text-properties fo:color="#0000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8" style:family="text">
      <style:text-properties fo:font-size="4.90000009536743pt" style:font-size-asian="4.90000009536743pt" style:font-size-complex="4.9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2.319cm" svg:x="1.5cm" svg:y="1.181cm" presentation:class="subtitle" presentation:user-transformed="true">
          <draw:text-box>
            <text:p>CS7NS5, CSU44032</text:p>
            <text:p text:style-name="P1">Security &amp; Privacy</text:p>
            <text:p/>
            <text:p>Stephen Farrell</text:p>
            <text:p><text:span text:style-name="T1"><text:a xlink:href="mailto:stephen.farrell@cs.tcd.ie" xlink:type="simple">stephen.farrell@cs.tcd.ie</text:a></text:span></text:p>
            <text:p/>
            <text:p>Course Materials:</text:p>
            <text:p><text:a xlink:href="https://down.dsg.cs.tcd.ie/cs7053" xlink:type="simple">https://down.dsg.cs.tcd.ie/cs7053</text:a><text:s/></text:p>
            <text:p><text:a xlink:href="https://github.com/sftcd/cs7053" xlink:type="simple">https://github.com/sftcd/cs7053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ministrivia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ctures are <text:span text:style-name="T2">face-to-face</text:span>:</text:p>
                <text:list>
                  <text:list-item>
                    <text:p>Monday 1600-1750, LB01</text:p>
                  </text:list-item>
                  <text:list-item>
                    <text:p>Wednesday 1700-1750, LB04</text:p>
                  </text:list-item>
                </text:list>
              </text:list-item>
              <text:list-item>
                <text:p text:style-name="P3">If you’re forced to miss a lecture for good reason, mail me and I’ll make the recording available</text:p>
                <text:list>
                  <text:list-item>
                    <text:p>If that happens too many times, I’ll reconsider - IOW watching a recording is the <text:span text:style-name="T3">exception</text:span><text:span text:style-name="T2"> </text:span>not the common case</text:p>
                  </text:list-item>
                  <text:list-item>
                    <text:p>Reason: “hybrid” lectures resulted in low attendance (“I’ll watch that later”) which was highly correlated with wors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dministrivia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es (don’t be surprised if I get this wrong;-)</text:p>
                <text:list>
                  <text:list-item>
                    <text:p>Lectures from Today → April 10<text:span text:style-name="T4">th</text:span> </text:p>
                  </text:list-item>
                  <text:list-item>
                    <text:p>Reading week: March 4<text:span text:style-name="T4">th</text:span> </text:p>
                  </text:list-item>
                </text:list>
              </text:list-item>
              <text:list-item>
                <text:p>I will have some travel during term (March 13<text:span text:style-name="T4">th</text:span> → 31<text:span text:style-name="T4">st</text:span>) so will record lectures for those weeks and/or have guest lectures arranged (TBD)</text:p>
              </text:list-item>
              <text:list-item>
                <text:p>We have a bunch of holiday Monday’s (Feb 5<text:span text:style-name="T4">th</text:span>, March 18<text:span text:style-name="T4">th</text:span>, April 1<text:span text:style-name="T4">st</text:span>)</text:p>
              </text:list-item>
              <text:list-item>
                <text:p text:style-name="P3">Pronouns: he/him for me</text:p>
                <text:list>
                  <text:list-item>
                    <text:p>If I get yours wrong, apologies and do let me kn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Office Hou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’ll be hanging out in the “office hours” room on BB collab for about half an hour each week (can be more time if needed)</text:p>
              </text:list-item>
              <text:list-item>
                <text:p>Feel free to jump in and ask questions/chat about anything related to the module</text:p>
                <text:list>
                  <text:list-item>
                    <text:p>Yeah, it’ll be mostly about assignments;-)</text:p>
                  </text:list-item>
                </text:list>
              </text:list-item>
              <text:list-item>
                <text:p>Initial slot: Tuesday 1430 </text:p>
                <text:list>
                  <text:list-item>
                    <text:p>If that slot is terrible I can setup a poll for another, do I need to do that?</text:p>
                  </text:list-item>
                  <text:list-item>
                    <text:p>If no slot is much good we live with that and swap after reading week </text:p>
                  </text:list-item>
                </text:list>
              </text:list-item>
              <text:list-item>
                <text:p>You can <text:span text:style-name="T5">always</text:span> send me email: <text:a xlink:href="mailto:stephen.farrell@cs.tcd.ie" xlink:type="simple">stephen.farrell@cs.tcd.ie</text:a><text:s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Assess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0% for 2 in-term assignments</text:p>
                <text:list>
                  <text:list-item>
                    <text:p>Deadline is end of term: April 14<text:span text:style-name="T4">th</text:span> 2023</text:p>
                  </text:list-item>
                </text:list>
              </text:list-item>
              <text:list-item>
                <text:p>80% for sit-down, in-person, exam</text:p>
                <text:list>
                  <text:list-item>
                    <text:p>2 hours, do 3 of 4 questions</text:p>
                  </text:list-item>
                </text:list>
              </text:list-item>
              <text:list-item>
                <text:p>Old exams at: </text:p>
                <text:list>
                  <text:list-item>
                    <text:p><text:a xlink:href="https://down.dsg.cs.tcd.ie/old-exams/" xlink:type="simple">https://down.dsg.cs.tcd.ie/old-exams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In-term Assignm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6">Assignment#1, 15%: Security &amp; Privacy </text:span><text:span text:style-name="T6">Considerations for your FYP/Dissertation</text:span></text:p>
                <text:list>
                  <text:list-item>
                    <text:p text:style-name="P6"><text:span text:style-name="T6">3-4 pages usually; text should be usable in your </text:span><text:span text:style-name="T6">dissertation/FYP</text:span></text:p>
                  </text:list-item>
                  <text:list-item>
                    <text:p text:style-name="P6"><text:span text:style-name="T6">Discuss the security &amp; privacy issues of your </text:span><text:span text:style-name="T6">dissertation/FYP topic</text:span></text:p>
                  </text:list-item>
                  <text:list-item>
                    <text:p text:style-name="P6"><text:span text:style-name="T6">See RFCs 3552, 6973 and W3C tech report on </text:span><text:span text:style-name="T6">sec/privacy considerations </text:span><text:span text:style-name="T6"><text:a xlink:href="https://tools.ietf.org/html/rfc3552" xlink:type="simple">https://tools.ietf.org/html/rfc3552</text:a></text:span><text:span text:style-name="T6"><text:s/></text:span><text:span text:style-name="T6"><text:line-break/></text:span><text:span text:style-name="T6"><text:a xlink:href="https://tools.ietf.org/html/rfc6973" xlink:type="simple">https://tools.ietf.org/html/rfc6973</text:a></text:span><text:span text:style-name="T6"> </text:span><text:span text:style-name="T6"><text:line-break/></text:span><text:span text:style-name="T6"><text:a xlink:href="https://www.w3.org/TR/security-privacy-questionnaire/" xlink:type="simple">https://www.w3.org/TR/security-privacy-questionnaire/</text:a></text:span><text:span text:style-name="T6"> </text:span></text:p>
                    <text:p text:style-name="P6"><text:span text:style-name="T6"/></text:p>
                  </text:list-item>
                </text:list>
              </text:list-item>
              <text:list-item>
                <text:p text:style-name="P5"><text:span text:style-name="T6">Assignment#2, 5%: Security Incident:</text:span></text:p>
                <text:list>
                  <text:list-item>
                    <text:p text:style-name="P6"><text:span text:style-name="T6">1 page describing a significant incident that happens </text:span><text:span text:style-name="T7">during the course</text:span><text:span text:style-name="T6"> saying why its significant</text:span></text:p>
                  </text:list-item>
                  <text:list-item>
                    <text:p text:style-name="P6"><text:span text:style-name="T6">Or, a github PR for the course materials that I accept</text:span></text:p>
                  </text:list-item>
                </text:list>
              </text:list-item>
              <text:list-item>
                <text:p text:style-name="P6"><text:span text:style-name="T6">If you make use of LLM tooling, then you MUST </text:span><text:span text:style-name="T6">declare that (details when assignment set in BB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Blackboard Stuff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SU44032 should be a “child module” of CS7NS5</text:p>
              </text:list-item>
              <text:list-item>
                <text:p>You’ll submit assignment files via blackboard</text:p>
              </text:list-item>
              <text:list-item>
                <text:p>I’ll set those up in the next short whi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urse Outlin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and introductory concepts in security and privacy</text:p>
              </text:list-item>
              <text:list-item>
                <text:p>(Enough) cryptography so you can understand how that’s used in…</text:p>
              </text:list-item>
              <text:list-item>
                <text:p>Core Internet security and privacy protocols (esp TLS)</text:p>
              </text:list-item>
              <text:list-item>
                <text:p>Other stuff that’s interesting as time permi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3" draw:layer="layout" svg:width="25.199cm" svg:height="2.629cm" svg:x="1.4cm" svg:y="0.628cm" presentation:class="title">
          <draw:text-box>
            <text:p>Questions?</text:p>
          </draw:text-box>
        </draw:frame>
        <draw:frame draw:style-name="gr2" draw:text-style-name="P8" draw:layer="layout" svg:width="11.5cm" svg:height="4.591cm" svg:x="8cm" svg:y="5.5cm">
          <draw:text-box>
            <text:p text:style-name="P7"><text:span text:style-name="T1">I like questions and comments!</text:span></text:p>
            <text:p text:style-name="P7"><text:span text:style-name="T1"/></text:p>
            <text:p text:style-name="P7"><text:span text:style-name="T1">Just interrupt however works when you have a question or comment.</text:span></text:p>
          </draw:text-box>
        </draw:frame>
        <draw:frame draw:style-name="gr3" draw:text-style-name="P8" draw:layer="layout" svg:width="21.5cm" svg:height="0.446cm" svg:x="3.5cm" svg:y="11.5cm">
          <draw:text-box>
            <text:p text:style-name="P9"><text:span text:style-name="T8">The more questions you ask, the less material I cover, and the less revision for your exam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9T21:31:27.371028229</meta:creation-date>
    <dc:date>2024-01-08T16:51:15.693707222</dc:date>
    <meta:editing-duration>PT3H52M45S</meta:editing-duration>
    <meta:editing-cycles>57</meta:editing-cycles>
    <meta:generator>LibreOffice/7.6.4.1$Linux_X86_64 LibreOffice_project/60$Build-1</meta:generator>
    <meta:document-statistic meta:object-count="57"/>
  </office:meta>
</office:document-meta>
</file>